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of india" svg:font-family="'Times of india'"/>
  </office:font-face-decls>
  <office:automatic-styles>
    <style:style style:name="co1" style:family="table-column">
      <style:table-column-properties fo:break-before="auto" style:column-width="6.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6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of india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of india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fo:color="#c9211e" style:font-name="Times of india"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  <style:text-properties style:font-name="Times of india"/>
    </style:style>
    <style:style style:name="ce5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use-window-font-color="true" style:font-name="Times of india"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style:font-name="Times of indi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I am happy because I am learning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office:value-type="string" calcext:value-type="string">
            <text:p>[ am , happy ] 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[I , happy, because ]</text:p>
          </table:table-cell>
          <table:table-cell office:value-type="string" calcext:value-type="string">
            <text:p>a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[ I , am , happy , because , I ]</text:p>
          </table:table-cell>
          <table:table-cell office:value-type="string" calcext:value-type="string">
            <text:p>happ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[ am , happy, I , am ] </text:p>
          </table:table-cell>
          <table:table-cell office:value-type="string" calcext:value-type="string">
            <text:p>becau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[happy, because, am , learning]</text:p>
          </table:table-cell>
          <table:table-cell office:value-type="string" calcext:value-type="string">
            <text:p>I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[because, I , learning]</text:p>
          </table:table-cell>
          <table:table-cell office:value-type="string" calcext:value-type="string">
            <text:p>a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[ I , am ]</text:p>
          </table:table-cell>
          <table:table-cell office:value-type="string" calcext:value-type="string">
            <text:p>learnin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learn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 am , happy ]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 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[I , happy, because 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[ I , am , because , I 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happ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[ am , happy, I , am ]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ecau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[happy, because, am , learning]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learning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[because, I , learning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 I , am 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nique word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W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 </text:p>
          </table:table-cell>
          <table:table-cell table:style-name="ce5" table:formula="of:=RANDBETWEEN(0; 10) / 10" office:value-type="float" office:value="0.9" calcext:value-type="float">
            <text:p>0.9</text:p>
          </table:table-cell>
          <table:table-cell table:style-name="ce5" table:formula="of:=RANDBETWEEN(0; 10) / 10" office:value-type="float" office:value="0.6" calcext:value-type="float">
            <text:p>0.6</text:p>
          </table:table-cell>
          <table:table-cell table:style-name="ce5" table:formula="of:=RANDBETWEEN(0; 10) / 10" office:value-type="float" office:value="0.7" calcext:value-type="float">
            <text:p>0.7</text:p>
          </table:table-cell>
          <table:table-cell table:style-name="ce5" table:formula="of:=RANDBETWEEN(0; 10) / 10" office:value-type="float" office:value="0.9" calcext:value-type="float">
            <text:p>0.9</text:p>
          </table:table-cell>
          <table:table-cell table:style-name="ce5" table:formula="of:=RANDBETWEEN(0; 10) / 10" office:value-type="float" office:value="0.7" calcext:value-type="float">
            <text:p>0.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</text:p>
          </table:table-cell>
          <table:table-cell table:style-name="ce5" table:formula="of:=RANDBETWEEN(0; 10) / 10" office:value-type="float" office:value="0.2" calcext:value-type="float">
            <text:p>0.2</text:p>
          </table:table-cell>
          <table:table-cell table:style-name="ce5" table:formula="of:=RANDBETWEEN(0; 10) / 10" office:value-type="float" office:value="0.5" calcext:value-type="float">
            <text:p>0.5</text:p>
          </table:table-cell>
          <table:table-cell table:style-name="ce5" table:formula="of:=RANDBETWEEN(0; 10) / 10" office:value-type="float" office:value="0.9" calcext:value-type="float">
            <text:p>0.9</text:p>
          </table:table-cell>
          <table:table-cell table:style-name="ce5" table:formula="of:=RANDBETWEEN(0; 10) / 10" office:value-type="float" office:value="0.9" calcext:value-type="float">
            <text:p>0.9</text:p>
          </table:table-cell>
          <table:table-cell table:style-name="ce5" table:formula="of:=RANDBETWEEN(0; 10) / 10" office:value-type="float" office:value="0.8" calcext:value-type="float">
            <text:p>0.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appy</text:p>
          </table:table-cell>
          <table:table-cell table:style-name="ce5" table:formula="of:=RANDBETWEEN(0; 10) / 10" office:value-type="float" office:value="0.4" calcext:value-type="float">
            <text:p>0.4</text:p>
          </table:table-cell>
          <table:table-cell table:style-name="ce5" table:formula="of:=RANDBETWEEN(0; 10) / 10" office:value-type="float" office:value="0.1" calcext:value-type="float">
            <text:p>0.1</text:p>
          </table:table-cell>
          <table:table-cell table:style-name="ce5" table:formula="of:=RANDBETWEEN(0; 10) / 10" office:value-type="float" office:value="0.7" calcext:value-type="float">
            <text:p>0.7</text:p>
          </table:table-cell>
          <table:table-cell table:style-name="ce5" table:formula="of:=RANDBETWEEN(0; 10) / 10" office:value-type="float" office:value="0.4" calcext:value-type="float">
            <text:p>0.4</text:p>
          </table:table-cell>
          <table:table-cell table:style-name="ce5" table:formula="of:=RANDBETWEEN(0; 10) / 10" office:value-type="float" office:value="0.8" calcext:value-type="float">
            <text:p>0.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cause</text:p>
          </table:table-cell>
          <table:table-cell table:style-name="ce5" table:formula="of:=RANDBETWEEN(0; 10) / 10" office:value-type="float" office:value="1" calcext:value-type="float">
            <text:p>1</text:p>
          </table:table-cell>
          <table:table-cell table:style-name="ce5" table:formula="of:=RANDBETWEEN(0; 10) / 10" office:value-type="float" office:value="0.5" calcext:value-type="float">
            <text:p>0.5</text:p>
          </table:table-cell>
          <table:table-cell table:style-name="ce5" table:formula="of:=RANDBETWEEN(0; 10) / 10" office:value-type="float" office:value="0.1" calcext:value-type="float">
            <text:p>0.1</text:p>
          </table:table-cell>
          <table:table-cell table:style-name="ce5" table:formula="of:=RANDBETWEEN(0; 10) / 10" office:value-type="float" office:value="0.4" calcext:value-type="float">
            <text:p>0.4</text:p>
          </table:table-cell>
          <table:table-cell table:style-name="ce5" table:formula="of:=RANDBETWEEN(0; 10) / 10" office:value-type="float" office:value="0.7" calcext:value-type="float">
            <text:p>0.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rning</text:p>
          </table:table-cell>
          <table:table-cell table:style-name="ce5" table:formula="of:=RANDBETWEEN(0; 10) / 10" office:value-type="float" office:value="0.8" calcext:value-type="float">
            <text:p>0.8</text:p>
          </table:table-cell>
          <table:table-cell table:style-name="ce5" table:formula="of:=RANDBETWEEN(0; 10) / 10" office:value-type="float" office:value="0.7" calcext:value-type="float">
            <text:p>0.7</text:p>
          </table:table-cell>
          <table:table-cell table:style-name="ce5" table:formula="of:=RANDBETWEEN(0; 10) / 10" office:value-type="float" office:value="1" calcext:value-type="float">
            <text:p>1</text:p>
          </table:table-cell>
          <table:table-cell table:style-name="ce5" table:formula="of:=RANDBETWEEN(0; 10) / 10" office:value-type="float" office:value="0.6" calcext:value-type="float">
            <text:p>0.6</text:p>
          </table:table-cell>
          <table:table-cell table:style-name="ce5" table:formula="of:=RANDBETWEEN(0; 10) / 10" office:value-type="float" office:value="0.8" calcext:value-type="float">
            <text:p>0.8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SUM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4.1" calcext:value-type="float">
            <text:p>4.1</text:p>
          </table:table-cell>
          <table:table-cell office:value-type="float" office:value="5.1" calcext:value-type="float">
            <text:p>5.1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of india" svg:font-family="'Times of india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6:29:13.694298653</meta:creation-date>
    <dc:date>2024-09-30T21:22:00.970322218</dc:date>
    <meta:editing-duration>PT25M35S</meta:editing-duration>
    <meta:editing-cycles>3</meta:editing-cycles>
    <meta:generator>LibreOffice/7.3.7.2$Linux_X86_64 LibreOffice_project/30$Build-2</meta:generator>
    <meta:document-statistic meta:table-count="1" meta:cell-count="139" meta:object-count="0"/>
  </office:meta>
</office:document-meta>
</file>